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39cm"/>
    </style:style>
    <style:style style:name="co3" style:family="table-column">
      <style:table-column-properties fo:break-before="auto" style:column-width="2.688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1.87cm"/>
    </style:style>
    <style:style style:name="co6" style:family="table-column">
      <style:table-column-properties fo:break-before="auto" style:column-width="2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 style:data-style-name="N37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gr1" style:family="graphic">
      <style:graphic-properties svg:stroke-width="0.05cm" draw:marker-start-width="0.275cm" draw:marker-end="Linienspitzen_20_2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b4c7dc" draw:marker-start-width="0.275cm" draw:marker-end="Linienspitzen_20_2" draw:marker-end-width="0.275cm" draw:fill-color="#b4c7dc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line draw:z-index="1" draw:name="Linie 1" draw:style-name="gr1" draw:text-style-name="P1" svg:x1="6.219cm" svg:y1="2.911cm" svg:x2="9.609cm" svg:y2="6.531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4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5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I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Ehrentraut</text:p>
          </table:table-cell>
          <table:table-cell office:value-type="float" office:value="3" calcext:value-type="float">
            <text:p>3</text:p>
            <draw:line draw:z-index="9" draw:name="Linie 2" draw:style-name="gr1" draw:text-style-name="P1" svg:x1="0.631cm" svg:y1="0.221cm" svg:x2="4.028cm" svg:y2="2.489cm">
              <text:p/>
            </draw:line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Maier</text:p>
          </table:table-cell>
          <table:table-cell office:value-type="float" office:value="1" calcext:value-type="float">
            <text:p>1</text:p>
            <draw:line draw:z-index="6" draw:name="Linie 3" draw:style-name="gr1" draw:text-style-name="P1" svg:x1="0.624cm" svg:y1="0.214cm" svg:x2="4.047cm" svg:y2="1.15cm">
              <text:p/>
            </draw:line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Müller</text:p>
          </table:table-cell>
          <table:table-cell office:value-type="float" office:value="4" calcext:value-type="float">
            <text:p>4</text:p>
            <draw:line draw:z-index="8" draw:name="Linie 4" draw:style-name="gr1" draw:text-style-name="P1" svg:x1="0.635cm" svg:y1="0.202cm" svg:x2="4.032cm" svg:y2="2.007cm">
              <text:p/>
            </draw:line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Geburtsdatu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orvalds</text:p>
          </table:table-cell>
          <table:table-cell office:value-type="float" office:value="2" calcext:value-type="float">
            <text:p>2</text:p>
          </table:table-cell>
          <table:table-cell>
            <draw:line draw:z-index="2" draw:name="Linie 7" draw:style-name="gr2" draw:text-style-name="P2" svg:x1="0.012cm" svg:y1="2.923cm" svg:x2="3.389cm" svg:y2="0.185cm">
              <text:p/>
            </draw:line>
            <draw:line draw:z-index="7" draw:name="Linie 5" draw:style-name="gr1" draw:text-style-name="P1" svg:x1="0.007cm" svg:y1="0.21cm" svg:x2="3.382cm" svg:y2="0.675cm">
              <text:p/>
            </draw:line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Martha</text:p>
          </table:table-cell>
          <table:table-cell table:style-name="ce2" office:value-type="string" calcext:value-type="string">
            <text:p>Maier</text:p>
          </table:table-cell>
          <table:table-cell table:style-name="ce3" office:value-type="date" office:date-value="1995-03-12" calcext:value-type="date">
            <text:p>12.03.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>
            <draw:line draw:z-index="4" draw:name="Linie 9" draw:style-name="gr2" draw:text-style-name="P2" svg:x1="0.012cm" svg:y1="3.383cm" svg:x2="3.382cm" svg:y2="0.228cm">
              <text:p/>
            </draw:line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haddäus</text:p>
          </table:table-cell>
          <table:table-cell table:style-name="ce2" office:value-type="string" calcext:value-type="string">
            <text:p>Torvalds</text:p>
          </table:table-cell>
          <table:table-cell table:style-name="ce3" office:value-type="date" office:date-value="1999-08-25" calcext:value-type="date">
            <text:p>25.08.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>
            <draw:line draw:z-index="5" draw:name="Linie 10" draw:style-name="gr2" draw:text-style-name="P2" svg:x1="0.627cm" svg:y1="3.383cm" svg:x2="4.017cm" svg:y2="0.201cm">
              <text:p/>
            </draw:line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Eva</text:p>
          </table:table-cell>
          <table:table-cell table:style-name="ce2" office:value-type="string" calcext:value-type="string">
            <text:p>Ehrentraut</text:p>
          </table:table-cell>
          <table:table-cell table:style-name="ce3" office:value-type="date" office:date-value="2002-04-17" calcext:value-type="date">
            <text:p>17.04.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>
            <draw:line draw:z-index="3" draw:name="Linie 8" draw:style-name="gr2" draw:text-style-name="P2" svg:x1="0.016cm" svg:y1="2.012cm" svg:x2="3.397cm" svg:y2="0.197cm">
              <text:p/>
            </draw:line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üller</text:p>
          </table:table-cell>
          <table:table-cell table:style-name="ce3" office:value-type="date" office:date-value="1997-07-02" calcext:value-type="date">
            <text:p>02.07.9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Geburtsdatum</text:p>
          </table:table-cell>
          <table:table-cell table:style-name="ce1" office:value-type="string" calcext:value-type="string">
            <text:p>ID</text:p>
          </table:table-cell>
          <table:table-cell>
            <draw:line draw:z-index="0" draw:name="Linie 6" draw:style-name="gr2" draw:text-style-name="P2" svg:x1="0.004cm" svg:y1="0.665cm" svg:x2="3.389cm" svg:y2="0.167cm">
              <text:p/>
            </draw:line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Beate</text:p>
          </table:table-cell>
          <table:table-cell table:style-name="ce2" office:value-type="string" calcext:value-type="string">
            <text:p>Berger</text:p>
          </table:table-cell>
          <table:table-cell table:style-name="ce3" office:value-type="date" office:date-value="1989-05-12" calcext:value-type="date">
            <text:p>12.05.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date" office:date-value="1989-05-12" calcext:value-type="date">
            <text:p>12.05.8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date" office:date-value="1995-03-12" calcext:value-type="date">
            <text:p>12.03.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date" office:date-value="1997-07-02" calcext:value-type="date">
            <text:p>02.07.9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date" office:date-value="1999-08-25" calcext:value-type="date">
            <text:p>25.08.9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date" office:date-value="2002-04-17" calcext:value-type="date">
            <text:p>17.04.0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Tabelle1.L5:Tabelle1.M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2" draw:display-name="Linienspitzen 2" svg:viewBox="0 7 20 13" svg:d="M0 20l10-13 10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20:28:08.063000000</meta:creation-date>
    <dc:date>2023-07-18T21:13:49.987000000</dc:date>
    <meta:editing-duration>PT4M5S</meta:editing-duration>
    <meta:editing-cycles>4</meta:editing-cycles>
    <meta:generator>LibreOffice/7.4.3.2$Windows_X86_64 LibreOffice_project/1048a8393ae2eeec98dff31b5c133c5f1d08b890</meta:generator>
    <meta:document-statistic meta:table-count="1" meta:cell-count="48" meta:object-count="10"/>
  </office:meta>
</office:document-meta>
</file>